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Footer">
      <style:text-properties officeooo:rsid="00178920" officeooo:paragraph-rsid="00178920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" style:family="paragraph" style:parent-style-name="Footer">
      <style:text-properties fo:text-transform="uppercase" fo:color="#808080" loext:opacity="100%" style:font-name="Bitstream Vera Sans6" fo:font-size="9pt" officeooo:rsid="005097e4" officeooo:paragraph-rsid="00545a20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6" fo:font-size="9pt" officeooo:rsid="005097e4" officeooo:paragraph-rsid="005097e4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052730e" officeooo:paragraph-rsid="0052730e" fo:background-color="transparent"/>
    </style:style>
    <style:style style:name="P8" style:family="paragraph" style:parent-style-name="Footer">
      <style:text-properties officeooo:paragraph-rsid="00c384cf"/>
    </style:style>
    <style:style style:name="P9" style:family="paragraph" style:parent-style-name="_5f_Header_20_D_20_page_20_paire_20__28_G_29_">
      <style:text-properties officeooo:paragraph-rsid="0053b3bd"/>
    </style:style>
    <style:style style:name="P10" style:family="paragraph" style:parent-style-name="_5f_Header_20_D_20_page_20_impaire_20__28_D_29_">
      <style:text-properties officeooo:paragraph-rsid="004f1216"/>
    </style:style>
    <style:style style:name="P11" style:family="paragraph" style:parent-style-name="_5f_Header_20_G_20_page_20_paire_20__28_G_29_">
      <style:text-properties officeooo:rsid="00fbc68f" officeooo:paragraph-rsid="00fbc68f"/>
    </style:style>
    <style:style style:name="P12" style:family="paragraph" style:parent-style-name="_5f_Header_20_G_20_page_20_impaire_20__28_D_29_">
      <style:text-properties officeooo:rsid="00fc60e2" officeooo:paragraph-rsid="00fc60e2"/>
    </style:style>
    <style:style style:name="P13" style:family="paragraph" style:parent-style-name="_5f_Header_20_N_20_page_20_paire_20__28_G_29_">
      <style:text-properties officeooo:rsid="00f84d06" officeooo:paragraph-rsid="00f84d06"/>
    </style:style>
    <style:style style:name="P14" style:family="paragraph" style:parent-style-name="_5f_Header_20_D_20_page_20_impaire_20__28_D_29_">
      <style:text-properties officeooo:rsid="00fe4814" officeooo:paragraph-rsid="00fe4814"/>
    </style:style>
    <style:style style:name="P15" style:family="paragraph" style:parent-style-name="_5f_Header_20_D_20_page_20_impaire_20__28_D_29_">
      <style:text-properties officeooo:rsid="0101821f" officeooo:paragraph-rsid="0101821f"/>
    </style:style>
    <style:style style:name="P16" style:family="paragraph" style:parent-style-name="_5f_Header_20_M_20_page_20_impaire_20__28_D_29_">
      <style:text-properties officeooo:rsid="0101a5c8" officeooo:paragraph-rsid="0101a5c8"/>
    </style:style>
    <style:style style:name="P17" style:family="paragraph" style:parent-style-name="_5f_Header_20_M_20_page_20_impaire_20__28_D_29_">
      <style:text-properties officeooo:rsid="01035d0f" officeooo:paragraph-rsid="01035d0f"/>
    </style:style>
    <style:style style:name="P18" style:family="paragraph" style:parent-style-name="_5f_Header_20_P_20_page_20_paire_20__28_G_29_">
      <style:text-properties officeooo:rsid="0107aa33" officeooo:paragraph-rsid="0107aa33"/>
    </style:style>
    <style:style style:name="P19" style:family="paragraph" style:parent-style-name="_5f_Header_20_P_20_page_20_paire_20__28_G_29_">
      <style:text-properties officeooo:rsid="0106b7af" officeooo:paragraph-rsid="0106b7af"/>
    </style:style>
    <style:style style:name="P20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2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_5f_Footer_20_page_20_impaire_20__28_D_29_"/>
    <style:style style:name="P24" style:family="paragraph" style:parent-style-name="_5f_Footer_20_page_20_impaire_20__28_D_29_">
      <style:text-properties officeooo:paragraph-rsid="01316a8b"/>
    </style:style>
    <style:style style:name="P2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6" style:family="paragraph" style:parent-style-name="_5f_Footer_20_page_20_paire_20__28_G_29_"/>
    <style:style style:name="P27" style:family="paragraph" style:parent-style-name="_5f_Footer_20_page_20_paire_20__28_G_29_">
      <style:text-properties officeooo:paragraph-rsid="01316a8b"/>
    </style:style>
    <style:style style:name="P28" style:family="paragraph" style:parent-style-name="_5f_Footer_20_page_20_paire_20__28_G_29_">
      <style:text-properties officeooo:paragraph-rsid="01336347"/>
    </style:style>
    <style:style style:name="P29" style:family="paragraph" style:parent-style-name="_5f_Footer_20_page_20_paire_20__28_G_29_">
      <style:text-properties officeooo:paragraph-rsid="0135ac9e"/>
    </style:style>
    <style:style style:name="P30" style:family="paragraph" style:parent-style-name="_5f_Footer_20_page_20_paire_20__28_G_29_">
      <style:text-properties officeooo:paragraph-rsid="01397109"/>
    </style:style>
    <style:style style:name="P31" style:family="paragraph" style:parent-style-name="_5f_Footer_20_page_20_paire_20__28_G_29_">
      <style:text-properties officeooo:paragraph-rsid="013b50d8"/>
    </style:style>
    <style:style style:name="P32" style:family="paragraph" style:parent-style-name="_5f_Footer_20_page_20_paire_20__28_G_29_">
      <style:text-properties officeooo:paragraph-rsid="013c280e"/>
    </style:style>
    <style:style style:name="P33" style:family="paragraph" style:parent-style-name="_5f_Footer_20_page_20_paire_20__28_G_29_">
      <style:text-properties officeooo:paragraph-rsid="0142af40"/>
    </style:style>
    <style:style style:name="P34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2" style:family="paragraph" style:parent-style-name="_5f_Header_20_D_20_page_20_paire_20__28_G_29_">
      <style:text-properties officeooo:rsid="005097e4" officeooo:paragraph-rsid="005097e4"/>
    </style:style>
    <style:style style:name="P43" style:family="paragraph" style:parent-style-name="_5f_Header_20_D_20_page_20_paire_20__28_G_29_">
      <style:text-properties officeooo:paragraph-rsid="00fe4814"/>
    </style:style>
    <style:style style:name="P44" style:family="paragraph" style:parent-style-name="_5f_Header_20_D_20_page_20_paire_20__28_G_29_">
      <style:text-properties officeooo:rsid="0101821f" officeooo:paragraph-rsid="0101821f"/>
    </style:style>
    <style:style style:name="P45" style:family="paragraph" style:parent-style-name="_5f_Header_20_G_20_page_20_paire_20__28_G_29_">
      <style:text-properties officeooo:rsid="00ff3616" officeooo:paragraph-rsid="00ff3616"/>
    </style:style>
    <style:style style:name="P4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7" style:family="paragraph" style:parent-style-name="_5f_Header_20_M_20_page_20_impaire_20__28_D_29_">
      <style:text-properties officeooo:rsid="01035d0f" officeooo:paragraph-rsid="01035d0f"/>
    </style:style>
    <style:style style:name="P48" style:family="paragraph" style:parent-style-name="_5f_Header_20_M_20_page_20_paire_20__28_G_29_">
      <style:text-properties officeooo:rsid="0101a5c8" officeooo:paragraph-rsid="0101a5c8"/>
    </style:style>
    <style:style style:name="P49" style:family="paragraph" style:parent-style-name="_5f_Header_20_N_20_page_20_impaire_20__28_D_29_">
      <style:text-properties officeooo:rsid="010462d7" officeooo:paragraph-rsid="010462d7"/>
    </style:style>
    <style:style style:name="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1" style:family="paragraph" style:parent-style-name="_5f_Header_20_P_20_page_20_paire_20__28_G_29_">
      <style:text-properties officeooo:rsid="0107aa33" officeooo:paragraph-rsid="0107aa33"/>
    </style:style>
    <style:style style:name="P5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4" style:family="paragraph" style:parent-style-name="_5f_Paragraphe" style:list-style-name=""/>
    <style:style style:name="P55" style:family="paragraph" style:parent-style-name="_5f_Paragraphe_5f_Réponse_5f_Pointillés_5f_Grisés" style:list-style-name=""/>
    <style:style style:name="P56" style:family="paragraph" style:parent-style-name="_5f_Paragraphe_5f_avec_5f_Num_5f_Question" style:list-style-name="_5f_Numérotation_20_des_20_exercices"/>
    <style:style style:name="P57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1"/>
    </style:style>
    <style:style style:name="P58" style:family="paragraph" style:parent-style-name="_5f_Titre_5f_Exercices_5f_avec_5f_Titre" style:list-style-name="_5f_Numérotation_20_des_20_exercices"/>
    <style:style style:name="P59" style:family="paragraph" style:parent-style-name="_5f_Titre_5f_Exercices_5f_sans_5f_Titre" style:list-style-name="_5f_Numérotation_20_des_20_exercices"/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9d0f89"/>
    </style:style>
    <style:style style:name="P6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8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SimSun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SimSun1" style:font-size-asian="12pt" style:font-style-asian="italic" style:font-weight-asian="normal" style:font-name-complex="Tahoma2" style:font-size-complex="12pt" style:font-style-complex="italic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f99e06"/>
    </style:style>
    <style:style style:name="P73" style:family="paragraph">
      <loext:graphic-properties draw:fill="solid" draw:fill-color="#d62e4e"/>
    </style:style>
    <style:style style:name="P74" style:family="paragraph">
      <loext:graphic-properties draw:fill="solid" draw:fill-color="#7fb241"/>
    </style:style>
    <style:style style:name="P75" style:family="paragraph">
      <loext:graphic-properties draw:fill="solid" draw:fill-color="#1ca2b8"/>
    </style:style>
    <style:style style:name="P76" style:family="paragraph">
      <loext:graphic-properties draw:fill="solid" draw:fill-color="#d7e12c"/>
    </style:style>
    <style:style style:name="P7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" style:family="text">
      <style:text-properties fo:font-variant="small-caps" fo:color="#7fb241" loext:opacity="100%" style:font-name="Bitstream Vera Sans6" fo:font-size="16pt" fo:font-weight="bold"/>
    </style:style>
    <style:style style:name="T8" style:family="text">
      <style:text-properties fo:font-variant="small-caps" fo:color="#7fb241" loext:opacity="100%" style:font-name="Bitstream Vera Sans6" fo:font-size="16pt" fo:font-weight="bold" officeooo:rsid="02768590"/>
    </style:style>
    <style:style style:name="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T10" style:family="text">
      <style:text-properties officeooo:rsid="00d8520c"/>
    </style:style>
    <style:style style:name="T11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12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3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4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5" style:family="text">
      <style:text-properties officeooo:rsid="010c4d3a"/>
    </style:style>
    <style:style style:name="T16" style:family="text">
      <style:text-properties fo:font-size="16pt" officeooo:rsid="0053b3bd" style:font-size-asian="16pt" style:font-size-complex="16pt"/>
    </style:style>
    <style:style style:name="T17" style:family="text">
      <style:text-properties fo:font-size="16pt" officeooo:rsid="00fe4814" style:font-size-asian="16pt" style:font-size-complex="16pt"/>
    </style:style>
    <style:style style:name="T18" style:family="text">
      <style:text-properties officeooo:rsid="00545a20"/>
    </style:style>
    <style:style style:name="T19" style:family="text">
      <style:text-properties officeooo:rsid="0052730e"/>
    </style:style>
    <style:style style:name="T2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SimSun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SimSun1" style:font-size-asian="12pt" style:font-style-asian="italic" style:font-weight-asian="normal" style:font-name-complex="Tahoma2" style:font-size-complex="12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loext:decorative="false" style:run-through="foreground"/>
    </style:style>
    <style:style style:name="gr6" style:family="graphic">
      <style:graphic-properties draw:stroke="solid" draw:stroke-dash="Dashed_20__28_var_29__20_679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" style:family="graphic">
      <style:graphic-properties draw:stroke="solid" draw:stroke-dash="Dashed_20__28_var_29__20_67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" style:family="graphic">
      <style:graphic-properties draw:stroke="solid" draw:stroke-dash="Dashed_20__28_var_29__20_67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" style:family="graphic">
      <style:graphic-properties draw:stroke="solid" draw:stroke-dash="Dashed_20__28_var_29__20_67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" style:family="graphic">
      <style:graphic-properties draw:stroke="solid" draw:stroke-dash="Dashed_20__28_var_29__20_67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" style:family="graphic">
      <style:graphic-properties draw:stroke="solid" draw:stroke-dash="Dashed_20__28_var_29__20_67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" style:family="graphic">
      <style:graphic-properties draw:stroke="solid" draw:stroke-dash="Dashed_20__28_var_29__20_68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" style:family="graphic">
      <style:graphic-properties draw:stroke="solid" draw:stroke-dash="Dashed_20__28_var_29__20_68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" style:family="graphic">
      <style:graphic-properties draw:stroke="solid" draw:stroke-dash="Dashed_20__28_var_29__20_68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" style:family="graphic">
      <style:graphic-properties draw:stroke="solid" draw:stroke-dash="Dashed_20__28_var_29__20_68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draw:stroke="solid" draw:stroke-dash="Dashed_20__28_var_29__20_680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" style:family="graphic">
      <style:graphic-properties draw:stroke="solid" draw:stroke-dash="Dashed_20__28_var_29__20_680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" style:family="graphic">
      <style:graphic-properties draw:stroke="solid" draw:stroke-dash="Dashed_20__28_var_29__20_680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" style:family="graphic">
      <style:graphic-properties draw:stroke="solid" draw:stroke-dash="Dashed_20__28_var_29__20_680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" style:family="graphic">
      <style:graphic-properties draw:stroke="solid" draw:stroke-dash="Dashed_20__28_var_29__20_680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1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62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7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draw:stroke-dash="Dashed_20__28_var_29__20_680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draw:stroke-dash="Dashed_20__28_var_29__20_681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ed_20__28_var_29__20_681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draw:stroke-dash="Dashed_20__28_var_29__20_681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draw:stroke-dash="Dashed_20__28_var_29__20_681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draw:stroke="solid" draw:stroke-dash="Dashed_20__28_var_29__20_681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7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30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solid" draw:stroke-dash="Dashed_20__28_var_29__20_68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" style:family="graphic">
      <style:graphic-properties draw:stroke="solid" draw:stroke-dash="Dashed_20__28_var_29__20_681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5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5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style:writing-mode="lr-tb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height="false" fo:min-height="0.314cm" fo:min-width="0.589cm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height="false" fo:min-height="1.08cm" fo:min-width="1.676cm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50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7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7" text:outline-level="1"><text:span text:style-name="_5f_Caractères_5f_gras">Périmètres, aires et volumes</text:span></text:h>
        </text:list-item>
      </text:list>
      <text:h text:style-name="P54" text:outline-level="1"><text:span text:style-name="_5f_Caractères">Complète le texte à trous suivant avec les mots qui conviennent. Tu dois choisir parmi les mots suivants : </text:span><text:span text:style-name="_5f_Caractères_5f_gras">côté, longueur, largeur, hauteur, rayon, base, arête. </text:span></text:h>
      <text:h text:style-name="P54" text:outline-level="1"><text:span text:style-name="_5f_Caractères">Certains mots peuvent être utilisés plusieurs fois.</text:span></text:h>
      <text:list text:continue-numbering="true" text:style-name="_5f_Numérotation_20_des_20_exercices">
        <text:list-item>
          <text:list>
            <text:list-item>
              <text:p text:style-name="_5f_Paragraphe_5f_Réponse_5f_Elève_5f_numéroté"><text:span text:style-name="_5f_Caractères">Le périmètre d’un cercle dépend de son </text:span><text:span text:style-name="_5f_pointillés_20_gris">………………………….</text:span></text:p>
            </text:list-item>
            <text:list-item>
              <text:p text:style-name="_5f_Paragraphe_5f_Réponse_5f_Elève_5f_numéroté"><text:span text:style-name="_5f_Caractères">L’aire d’un rectangle dépend de sa </text:span><text:span text:style-name="_5f_pointillés_20_gris">…………………… </text:span><text:span text:style-name="_5f_Caractères">et de sa </text:span><text:span text:style-name="_5f_pointillés_20_gris">…………………….</text:span></text:p>
            </text:list-item>
            <text:list-item>
              <text:p text:style-name="_5f_Paragraphe_5f_Réponse_5f_Elève_5f_numéroté"><text:span text:style-name="_5f_Caractères">Le périmètre d’un carré dépend de son </text:span><text:span text:style-name="_5f_pointillés_20_gris">………………………………….</text:span></text:p>
            </text:list-item>
            <text:list-item>
              <text:p text:style-name="_5f_Paragraphe_5f_Réponse_5f_Elève_5f_numéroté"><text:span text:style-name="_5f_Caractères">L’aire d’un triangle dépend de sa </text:span><text:span text:style-name="_5f_pointillés_20_gris">……………………… </text:span><text:span text:style-name="_5f_Caractères">et de sa </text:span><text:span text:style-name="_5f_pointillés_20_gris">…………………….</text:span></text:p>
            </text:list-item>
            <text:list-item>
              <text:p text:style-name="_5f_Paragraphe_5f_Réponse_5f_Elève_5f_numéroté"><text:span text:style-name="_5f_Caractères">Le volume d’un cube dépend de son </text:span><text:span text:style-name="_5f_pointillés_20_gris">…………………………….</text:span></text:p>
            </text:list-item>
            <text:list-item>
              <text:p text:style-name="_5f_Paragraphe_5f_Réponse_5f_Elève_5f_numéroté"><text:span text:style-name="_5f_Caractères">Le périmètre d’un triangle dépend de ses trois </text:span><text:span text:style-name="_5f_pointillés_20_gris">………………………….</text:span></text:p>
            </text:list-item>
            <text:list-item>
              <text:p text:style-name="_5f_Paragraphe_5f_Réponse_5f_Elève_5f_numéroté"><text:span text:style-name="_5f_Caractères">L’aire d’un carré dépend de son </text:span><text:span text:style-name="_5f_pointillés_20_gris">……………………</text:span></text:p>
            </text:list-item>
            <text:list-item>
              <text:p text:style-name="_5f_Paragraphe_5f_Réponse_5f_Elève_5f_numéroté"><text:span text:style-name="_5f_Caractères">Le volume d’un pavé droit dépend de sa </text:span><text:span text:style-name="_5f_pointillés_20_gris">…………………,</text:span><text:span text:style-name="_5f_Caractères"> de sa </text:span><text:span text:style-name="_5f_pointillés_20_gris">………………… </text:span><text:span text:style-name="_5f_Caractères">et de sa </text:span><text:span text:style-name="_5f_pointillés_20_gris">…………………….</text:span></text:p>
            </text:list-item>
            <text:list-item>
              <text:p text:style-name="_5f_Paragraphe_5f_Réponse_5f_Elève_5f_numéroté"><text:span text:style-name="_5f_Caractères">Le volume d’un cylindre dépend de l’aire de sa </text:span><text:span text:style-name="_5f_pointillés_20_gris">……………… </text:span><text:span text:style-name="_5f_Caractères">et de la mesure de sa </text:span><text:span text:style-name="_5f_pointillés_20_gris">…………………</text:span></text:p>
            </text:list-item>
            <text:list-item>
              <text:p text:style-name="_5f_Paragraphe_5f_Réponse_5f_Elève_5f_numéroté"><text:span text:style-name="_5f_Caractères">Le volume d’un cylindre dépend de la mesure de son </text:span><text:span text:style-name="_5f_pointillés_20_gris">…………… </text:span><text:span text:style-name="_5f_Caractères">et de celle de sa </text:span><text:span text:style-name="_5f_pointillés_20_gris">…………………….</text:span></text:p>
            </text:list-item>
          </text:list>
        </text:list-item>
        <text:list-item>
          <text:h text:style-name="P58" text:outline-level="1"><text:span text:style-name="_5f_Caractères_5f_gras">Une histoire de billes</text:span></text:h>
        </text:list-item>
      </text:list>
      <text:h text:style-name="P54" text:outline-level="1"><text:span text:style-name="_5f_Caractères">Dans un sac de 250 billes rouges et noires, il y a 18 billes rouges de plus que de billes noires. </text:span></text:h>
      <text:h text:style-name="P54" text:outline-level="1"><text:span text:style-name="_5f_Caractères">On désigne par </text:span><text:span text:style-name="_5f_Caractères_5f_Times_5f_13">x</text:span><text:span text:style-name="_5f_Caractères"> le nombre de billes noires.</text:span></text:h>
      <text:list text:continue-numbering="true" text:style-name="_5f_Numérotation_20_des_20_exercices">
        <text:list-item>
          <text:list>
            <text:list-item>
              <text:p text:style-name="P56"><text:span text:style-name="_5f_Caractères">Exprime le nombre de billes rouges en fonction de </text:span><text:span text:style-name="_5f_Caractères_5f_Times_5f_13">x</text:span><text:span text:style-name="_5f_Caractères">.</text:span></text:p>
            </text:list-item>
          </text:list>
        </text:list-item>
      </text:list>
      <text:p text:style-name="P55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6"><text:span text:style-name="_5f_Caractères">Exprime alors le nombre total de billes en fonction de </text:span><text:span text:style-name="_5f_Caractères_5f_Times_5f_13">x</text:span><text:span text:style-name="_5f_Caractères">.</text:span></text:p>
            </text:list-item>
          </text:list>
        </text:list-item>
      </text:list>
      <text:p text:style-name="P55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6"><text:span text:style-name="_5f_Caractères">Quel est le nombre de billes de chaque couleur ?</text:span></text:p>
            </text:list-item>
          </text:list>
        </text:list-item>
      </text:list>
      <text:p text:style-name="P55"><text:span text:style-name="_5f_pointillés_20_gris"><text:tab/></text:span></text:p>
      <text:list text:continue-numbering="true" text:style-name="_5f_Numérotation_20_des_20_exercices">
        <text:list-item>
          <text:h text:style-name="P58" text:outline-level="1"><text:span text:style-name="_5f_Caractères_5f_gras">Une question de taille</text:span></text:h>
        </text:list-item>
      </text:list>
      <text:h text:style-name="P54" text:outline-level="1"><draw:g text:anchor-type="paragraph" draw:z-index="115" draw:name="Forme6" draw:style-name="gr4"><draw:g draw:style-name="gr5"><draw:line draw:style-name="gr6" draw:text-style-name="P63" svg:x1="1.573cm" svg:y1="1.785cm" svg:x2="7.992cm" svg:y2="1.785cm"><text:p/></draw:line><draw:line draw:style-name="gr7" draw:text-style-name="P63" svg:x1="1.573cm" svg:y1="1.674cm" svg:x2="1.573cm" svg:y2="1.903cm"><text:p/></draw:line><draw:line draw:style-name="gr8" draw:text-style-name="P63" svg:x1="7.992cm" svg:y1="1.674cm" svg:x2="7.992cm" svg:y2="1.903cm"><text:p/></draw:line><draw:line draw:style-name="gr9" draw:text-style-name="P63" svg:x1="6.161cm" svg:y1="1.674cm" svg:x2="6.161cm" svg:y2="1.903cm"><text:p/></draw:line><draw:line draw:style-name="gr10" draw:text-style-name="P63" svg:x1="7.08cm" svg:y1="1.674cm" svg:x2="7.08cm" svg:y2="1.903cm"><text:p/></draw:line><draw:line draw:style-name="gr11" draw:text-style-name="P63" svg:x1="5.242cm" svg:y1="1.674cm" svg:x2="5.242cm" svg:y2="1.903cm"><text:p/></draw:line><draw:line draw:style-name="gr12" draw:text-style-name="P63" svg:x1="4.325cm" svg:y1="1.674cm" svg:x2="4.325cm" svg:y2="1.903cm"><text:p/></draw:line></draw:g><draw:g draw:style-name="gr5"><draw:line draw:style-name="gr13" draw:text-style-name="P63" svg:x1="4.829cm" svg:y1="1.651cm" svg:x2="4.646cm" svg:y2="1.926cm"><text:p/></draw:line><draw:line draw:style-name="gr14" draw:text-style-name="P63" svg:x1="4.924cm" svg:y1="1.651cm" svg:x2="4.741cm" svg:y2="1.926cm"><text:p/></draw:line></draw:g><draw:g draw:style-name="gr5"><draw:line draw:style-name="gr15" draw:text-style-name="P63" svg:x1="5.783cm" svg:y1="1.651cm" svg:x2="5.6cm" svg:y2="1.926cm"><text:p/></draw:line><draw:line draw:style-name="gr16" draw:text-style-name="P63" svg:x1="5.875cm" svg:y1="1.651cm" svg:x2="5.69cm" svg:y2="1.926cm"><text:p/></draw:line></draw:g><draw:g draw:style-name="gr5"><draw:line draw:style-name="gr17" draw:text-style-name="P63" svg:x1="6.646cm" svg:y1="1.651cm" svg:x2="6.463cm" svg:y2="1.926cm"><text:p/></draw:line><draw:line draw:style-name="gr18" draw:text-style-name="P63" svg:x1="6.738cm" svg:y1="1.651cm" svg:x2="6.553cm" svg:y2="1.926cm"><text:p/></draw:line></draw:g><draw:g draw:style-name="gr5"><draw:line draw:style-name="gr19" draw:text-style-name="P63" svg:x1="7.637cm" svg:y1="1.651cm" svg:x2="7.454cm" svg:y2="1.926cm"><text:p/></draw:line><draw:line draw:style-name="gr20" draw:text-style-name="P63" svg:x1="7.728cm" svg:y1="1.651cm" svg:x2="7.546cm" svg:y2="1.926cm"><text:p/></draw:line></draw:g><draw:line draw:style-name="gr21" draw:text-style-name="P64" svg:x1="1.573cm" svg:y1="1.561cm" svg:x2="4.325cm" svg:y2="1.561cm"><text:p/></draw:line><draw:frame draw:style-name="gr22" draw:text-style-name="P66" svg:width="0.627cm" svg:height="0.459cm" svg:x="2.662cm" svg:y="1.095cm"><draw:text-box><text:p text:style-name="P65"><text:span text:style-name="T21">1,4</text:span></text:p></draw:text-box></draw:frame><draw:line draw:style-name="gr21" draw:text-style-name="P64" svg:x1="7.08cm" svg:y1="1.561cm" svg:x2="7.994cm" svg:y2="1.561cm"><text:p/></draw:line><draw:frame draw:style-name="gr22" draw:text-style-name="P66" svg:width="0.627cm" svg:height="0.459cm" svg:x="7.25cm" svg:y="1.095cm"><draw:text-box><text:p text:style-name="P65"><text:span text:style-name="T21">0,5</text:span></text:p></draw:text-box></draw:frame><draw:frame draw:style-name="gr23" draw:text-style-name="P66" svg:width="0.272cm" svg:height="0.459cm" svg:x="1.45cm" svg:y="1.906cm"><draw:text-box><text:p text:style-name="P65"><text:span text:style-name="T21">A</text:span></text:p></draw:text-box></draw:frame><draw:frame draw:style-name="gr23" draw:text-style-name="P66" svg:width="0.272cm" svg:height="0.459cm" svg:x="7.872cm" svg:y="1.906cm"><draw:text-box><text:p text:style-name="P65"><text:span text:style-name="T21">B</text:span></text:p></draw:text-box></draw:frame><draw:line draw:style-name="gr24" draw:text-style-name="P64" svg:x1="1.575cm" svg:y1="3.706cm" svg:x2="7.994cm" svg:y2="3.706cm"><text:p/></draw:line><draw:line draw:style-name="gr24" draw:text-style-name="P64" svg:x1="1.575cm" svg:y1="3.593cm" svg:x2="1.575cm" svg:y2="3.826cm"><text:p/></draw:line><draw:line draw:style-name="gr24" draw:text-style-name="P64" svg:x1="3.549cm" svg:y1="3.593cm" svg:x2="3.549cm" svg:y2="3.828cm"><text:p/></draw:line><draw:line draw:style-name="gr24" draw:text-style-name="P64" svg:x1="5.032cm" svg:y1="3.593cm" svg:x2="5.032cm" svg:y2="3.828cm"><text:p/></draw:line><draw:line draw:style-name="gr24" draw:text-style-name="P64" svg:x1="6.512cm" svg:y1="3.593cm" svg:x2="6.512cm" svg:y2="3.828cm"><text:p/></draw:line><draw:line draw:style-name="gr24" draw:text-style-name="P64" svg:x1="7.994cm" svg:y1="3.593cm" svg:x2="7.994cm" svg:y2="3.828cm"><text:p/></draw:line><draw:g draw:style-name="gr5"><draw:line draw:style-name="gr25" draw:text-style-name="P63" svg:x1="4.099cm" svg:y1="3.563cm" svg:x2="4.374cm" svg:y2="3.838cm"><text:p/></draw:line><draw:line draw:style-name="gr26" draw:text-style-name="P63" svg:x1="4.374cm" svg:y1="3.563cm" svg:x2="4.099cm" svg:y2="3.838cm"><text:p/></draw:line></draw:g><draw:g draw:style-name="gr5"><draw:line draw:style-name="gr27" draw:text-style-name="P63" svg:x1="5.706cm" svg:y1="3.563cm" svg:x2="5.981cm" svg:y2="3.838cm"><text:p/></draw:line><draw:line draw:style-name="gr28" draw:text-style-name="P63" svg:x1="5.981cm" svg:y1="3.563cm" svg:x2="5.706cm" svg:y2="3.838cm"><text:p/></draw:line></draw:g><draw:g draw:style-name="gr5"><draw:line draw:style-name="gr29" draw:text-style-name="P63" svg:x1="7.26cm" svg:y1="3.563cm" svg:x2="7.537cm" svg:y2="3.838cm"><text:p/></draw:line><draw:line draw:style-name="gr30" draw:text-style-name="P63" svg:x1="7.537cm" svg:y1="3.563cm" svg:x2="7.26cm" svg:y2="3.838cm"><text:p/></draw:line></draw:g><draw:line draw:style-name="gr21" draw:text-style-name="P64" svg:x1="3.547cm" svg:y1="3.473cm" svg:x2="7.997cm" svg:y2="3.473cm"><text:p/></draw:line><draw:frame draw:style-name="gr22" draw:text-style-name="P66" svg:width="0.627cm" svg:height="0.459cm" svg:x="5.489cm" svg:y="3.062cm"><draw:text-box><text:p text:style-name="P65"><text:span text:style-name="T21">3,6</text:span></text:p></draw:text-box></draw:frame><draw:line draw:style-name="gr21" draw:text-style-name="P64" svg:x1="1.575cm" svg:y1="3.018cm" svg:x2="7.994cm" svg:y2="3.018cm"><text:p/></draw:line><draw:frame draw:style-name="gr22" draw:text-style-name="P66" svg:width="0.627cm" svg:height="0.459cm" svg:x="4.498cm" svg:y="2.631cm"><draw:text-box><text:p text:style-name="P65"><text:span text:style-name="T21">5,2</text:span></text:p></draw:text-box></draw:frame><draw:frame draw:style-name="gr31" draw:text-style-name="P66" svg:width="0.276cm" svg:height="0.459cm" svg:x="1.455cm" svg:y="3.843cm"><draw:text-box><text:p text:style-name="P65"><text:span text:style-name="T21">C</text:span></text:p></draw:text-box></draw:frame><draw:frame draw:style-name="gr32" draw:text-style-name="P66" svg:width="0.304cm" svg:height="0.459cm" svg:x="6.38cm" svg:y="3.841cm"><draw:text-box><text:p text:style-name="P65"><text:span text:style-name="T21">D</text:span></text:p></draw:text-box></draw:frame><draw:line draw:style-name="gr24" draw:text-style-name="P64" svg:x1="1.573cm" svg:y1="5.618cm" svg:x2="7.992cm" svg:y2="5.618cm"><text:p/></draw:line><draw:line draw:style-name="gr24" draw:text-style-name="P64" svg:x1="1.573cm" svg:y1="5.498cm" svg:x2="1.573cm" svg:y2="5.733cm"><text:p/></draw:line><draw:line draw:style-name="gr24" draw:text-style-name="P64" svg:x1="4.468cm" svg:y1="5.498cm" svg:x2="4.468cm" svg:y2="5.733cm"><text:p/></draw:line><draw:line draw:style-name="gr24" draw:text-style-name="P64" svg:x1="5.646cm" svg:y1="5.491cm" svg:x2="5.646cm" svg:y2="5.727cm"><text:p/></draw:line><draw:line draw:style-name="gr24" draw:text-style-name="P64" svg:x1="6.819cm" svg:y1="5.491cm" svg:x2="6.819cm" svg:y2="5.727cm"><text:p/></draw:line><draw:line draw:style-name="gr24" draw:text-style-name="P64" svg:x1="7.992cm" svg:y1="5.491cm" svg:x2="7.992cm" svg:y2="5.727cm"><text:p/></draw:line><draw:line draw:style-name="gr24" draw:text-style-name="P64" svg:x1="3.023cm" svg:y1="5.498cm" svg:x2="3.023cm" svg:y2="5.733cm"><text:p/></draw:line><draw:g draw:style-name="gr5"><draw:line draw:style-name="gr33" draw:text-style-name="P63" svg:x1="2.391cm" svg:y1="5.477cm" svg:x2="2.208cm" svg:y2="5.75cm"><text:p/></draw:line></draw:g><draw:g draw:style-name="gr5"><draw:line draw:style-name="gr34" draw:text-style-name="P63" svg:x1="3.859cm" svg:y1="5.477cm" svg:x2="3.674cm" svg:y2="5.75cm"><text:p/></draw:line></draw:g><draw:ellipse draw:style-name="gr35" draw:text-style-name="P67" svg:width="0.219cm" svg:height="0.198cm" svg:x="4.995cm" svg:y="5.519cm"><text:p/></draw:ellipse><draw:ellipse draw:style-name="gr35" draw:text-style-name="P67" svg:width="0.219cm" svg:height="0.195cm" svg:x="6.151cm" svg:y="5.519cm"><text:p/></draw:ellipse><draw:ellipse draw:style-name="gr35" draw:text-style-name="P67" svg:width="0.219cm" svg:height="0.195cm" svg:x="7.361cm" svg:y="5.521cm"><text:p/></draw:ellipse><draw:line draw:style-name="gr21" draw:text-style-name="P64" svg:x1="1.573cm" svg:y1="5.387cm" svg:x2="3.023cm" svg:y2="5.387cm"><text:p/></draw:line><draw:frame draw:style-name="gr22" draw:text-style-name="P66" svg:width="0.627cm" svg:height="0.459cm" svg:x="2.013cm" svg:y="4.997cm"><draw:text-box><text:p text:style-name="P65"><text:span text:style-name="T21">3,2</text:span></text:p></draw:text-box></draw:frame><draw:line draw:style-name="gr21" draw:text-style-name="P64" svg:x1="1.573cm" svg:y1="4.923cm" svg:x2="5.646cm" svg:y2="4.923cm"><text:p/></draw:line><draw:frame draw:style-name="gr36" draw:text-style-name="P66" svg:width="0.258cm" svg:height="0.459cm" svg:x="3.494cm" svg:y="4.482cm"><draw:text-box><text:p text:style-name="P65"><text:span text:style-name="T21">9</text:span></text:p></draw:text-box></draw:frame><draw:frame draw:style-name="gr37" draw:text-style-name="P66" svg:width="0.249cm" svg:height="0.459cm" svg:x="4.343cm" svg:y="5.778cm"><draw:text-box><text:p text:style-name="P65"><text:span text:style-name="T21">E</text:span></text:p></draw:text-box></draw:frame><draw:frame draw:style-name="gr38" draw:text-style-name="P66" svg:width="0.228cm" svg:height="0.459cm" svg:x="7.89cm" svg:y="5.757cm"><draw:text-box><text:p text:style-name="P65"><text:span text:style-name="T21">F</text:span></text:p></draw:text-box></draw:frame></draw:g><text:span text:style-name="_5f_Caractères">Voici trois segments [AB], [CD] et [EF] dont on cherche à calculer les longueurs respectives AB, CD et EF. </text:span></text:h>
      <text:list text:continue-numbering="true" text:style-name="_5f_Numérotation_20_des_20_exercices">
        <text:list-item>
          <text:list>
            <text:list-item>
              <text:p text:style-name="P56"/>
            </text:list-item>
          </text:list>
        </text:list-item>
      </text:list>
      <text:h text:style-name="P54" text:outline-level="1"/>
      <text:h text:style-name="P54" text:outline-level="1"/>
      <text:list text:continue-numbering="true" text:style-name="_5f_Numérotation_20_des_20_exercices">
        <text:list-item>
          <text:list>
            <text:list-item>
              <text:p text:style-name="P56"/>
            </text:list-item>
          </text:list>
        </text:list-item>
      </text:list>
      <text:h text:style-name="P54" text:outline-level="1"/>
      <text:h text:style-name="P54" text:outline-level="1"/>
      <text:list text:continue-numbering="true" text:style-name="_5f_Numérotation_20_des_20_exercices">
        <text:list-item>
          <text:list>
            <text:list-item>
              <text:p text:style-name="P56"/>
            </text:list-item>
          </text:list>
        </text:list-item>
      </text:list>
      <text:h text:style-name="P54" text:outline-level="1"/>
      <text:h text:style-name="P54" text:outline-level="1"><text:span text:style-name="_5f_Caractères">Dans chacun des cas, écris une expression permettant de calculer ces longueurs.</text:span></text:h>
      <text:list text:continue-numbering="true" text:style-name="_5f_Numérotation_20_des_20_exercices">
        <text:list-item>
          <text:list>
            <text:list-item text:start-value="1">
              <text:p text:style-name="_5f_Paragraphe_5f_Réponse_5f_Elève_5f_numéroté"><text:span text:style-name="_5f_pointillés_20_gris"><text:tab/></text:span></text:p>
            </text:list-item>
            <text:list-item>
              <text:p text:style-name="_5f_Paragraphe_5f_Réponse_5f_Elève_5f_numéroté"><text:span text:style-name="_5f_pointillés_20_gris"><text:tab/></text:span><text:span text:style-name="_5f_Caractères"><text:line-break/></text:span><text:span text:style-name="_5f_pointillés_20_gris"><text:tab/></text:span></text:p>
            </text:list-item>
            <text:list-item>
              <text:p text:style-name="_5f_Paragraphe_5f_Réponse_5f_Elève_5f_numéroté"><text:span text:style-name="_5f_pointillés_20_gris"><text:tab/></text:span><text:span text:style-name="_5f_Caractères"><text:line-break/></text:span><text:span text:style-name="_5f_pointillés_20_gris"><text:tab/></text:span></text:p>
            </text:list-item>
          </text:list>
        </text:list-item>
        <text:list-item>
          <text:h text:style-name="P59" text:outline-level="1"><draw:g text:anchor-type="paragraph" draw:z-index="114" draw:name="Forme 3" draw:style-name="gr39"><draw:custom-shape draw:style-name="gr40" draw:text-style-name="P68" svg:width="2.181cm" svg:height="1.692cm" svg:x="3.729cm" svg:y="0.049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1" draw:text-style-name="P68" svg:width="2.177cm" svg:height="1.331cm" svg:x="6.387cm" svg:y="0.374cm"><text:p/><draw:enhanced-geometry svg:viewBox="0 0 21600 21600" draw:type="rectangle" draw:enhanced-path="M 0 0 L 21600 0 21600 21600 0 21600 0 0 Z N"/></draw:custom-shape><draw:line draw:style-name="gr42" draw:text-style-name="P69" svg:x1="4.912cm" svg:y1="1.652cm" svg:x2="4.802cm" svg:y2="1.836cm"><text:p/></draw:line><draw:line draw:style-name="gr42" draw:text-style-name="P69" svg:x1="7.511cm" svg:y1="1.615cm" svg:x2="7.401cm" svg:y2="1.799cm"><text:p/></draw:line><draw:line draw:style-name="gr42" draw:text-style-name="P69" svg:x1="7.535cm" svg:y1="0.293cm" svg:x2="7.425cm" svg:y2="0.477cm"><text:p/></draw:line><draw:line draw:style-name="gr42" draw:text-style-name="P69" svg:x1="5.404cm" svg:y1="0.794cm" svg:x2="5.294cm" svg:y2="0.978cm"><text:p/></draw:line><draw:line draw:style-name="gr42" draw:text-style-name="P69" svg:x1="4.215cm" svg:y1="0.806cm" svg:x2="4.314cm" svg:y2="1.018cm"><text:p/></draw:line><draw:frame draw:style-name="gr43" draw:text-style-name="P70" svg:width="0.429cm" svg:height="0.664cm" svg:x="8.552cm" svg:y="0.77cm"><draw:text-box><text:p text:style-name="P65"><text:span text:style-name="T22">5</text:span></text:p></draw:text-box></draw:frame><draw:frame draw:style-name="gr44" draw:text-style-name="P71" svg:width="0.858cm" svg:height="0.754cm" svg:x="3.701cm" svg:y="0.344cm"><draw:text-box><text:p text:style-name="P65"><text:span text:style-name="T23">x</text:span></text:p></draw:text-box></draw:frame><draw:line draw:style-name="gr42" draw:text-style-name="P69" svg:x1="6.523cm" svg:y1="0.381cm" svg:x2="6.523cm" svg:y2="0.495cm"><text:p/></draw:line><draw:line draw:style-name="gr42" draw:text-style-name="P69" svg:x1="6.523cm" svg:y1="0.494cm" svg:x2="6.386cm" svg:y2="0.494cm"><text:p/></draw:line><draw:line draw:style-name="gr42" draw:text-style-name="P69" svg:x1="8.563cm" svg:y1="0.485cm" svg:x2="8.435cm" svg:y2="0.485cm"><text:p/></draw:line><draw:line draw:style-name="gr42" draw:text-style-name="P69" svg:x1="6.523cm" svg:y1="1.586cm" svg:x2="6.386cm" svg:y2="1.586cm"><text:p/></draw:line><draw:line draw:style-name="gr42" draw:text-style-name="P69" svg:x1="8.563cm" svg:y1="1.601cm" svg:x2="8.447cm" svg:y2="1.601cm"><text:p/></draw:line><draw:line draw:style-name="gr42" draw:text-style-name="P69" svg:x1="6.524cm" svg:y1="1.584cm" svg:x2="6.524cm" svg:y2="1.698cm"><text:p/></draw:line><draw:line draw:style-name="gr42" draw:text-style-name="P69" svg:x1="8.435cm" svg:y1="0.374cm" svg:x2="8.435cm" svg:y2="0.488cm"><text:p/></draw:line><draw:line draw:style-name="gr42" draw:text-style-name="P69" svg:x1="8.447cm" svg:y1="1.6cm" svg:x2="8.447cm" svg:y2="1.7cm"><text:p/></draw:line></draw:g><text:span text:style-name="_5f_Caractères">On considère le triangle équilatéral et le rectangle suivants.</text:span></text:h>
        </text:list-item>
      </text:list>
      <text:h text:style-name="P54" text:outline-level="1"><text:span text:style-name="_5f_Caractères">Exprime en fonction de </text:span><text:span text:style-name="_5f_Caractères_5f_Times_5f_13">x</text:span><text:span text:style-name="_5f_Caractères"> :</text:span></text:h>
      <text:list text:continue-numbering="true" text:style-name="_5f_Numérotation_20_des_20_exercices">
        <text:list-item>
          <text:list>
            <text:list-item>
              <text:p text:style-name="P56"><text:span text:style-name="_5f_Caractères">le périmètre du triangle ;</text:span></text:p>
            </text:list-item>
          </text:list>
        </text:list-item>
      </text:list>
      <text:p text:style-name="P55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le périmètre du rectangle.</text:span></text:p>
            </text:list-item>
          </text:list>
        </text:list-item>
      </text:list>
      <text:p text:style-name="P55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6"><text:span text:style-name="_5f_Caractères">Quelle expression mathématique traduit la phrase : « le périmètre du triangle doit être égal au périmètre du rectangle » ?</text:span></text:p>
            </text:list-item>
          </text:list>
        </text:list-item>
      </text:list>
      <text:p text:style-name="P55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6"><text:span text:style-name="_5f_Caractères">Pour </text:span><text:span text:style-name="_5f_Caractères_5f_Times_5f_13">x</text:span><text:span text:style-name="_5f_Caractères"> = 9, l'égalité précédente est-elle vraie ?</text:span></text:p>
            </text:list-item>
          </text:list>
        </text:list-item>
      </text:list>
      <text:p text:style-name="P55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6"><text:span text:style-name="_5f_Caractères">Et pour </text:span><text:span text:style-name="_5f_Caractères_5f_Times_5f_13">x</text:span><text:span text:style-name="_5f_Caractères"> = 10 ?</text:span></text:p>
            </text:list-item>
          </text:list>
        </text:list-item>
      </text:list>
      <text:p text:style-name="_5f_Paragraphe_5f_Réponse_5f_Pointillés_5f_Grisés"><text:span text:style-name="_5f_Caractères"><text:tab/><text:line-break/><text:tab/><text:line-break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Arrow_20_concave" draw:display-name="Arrow concave" svg:viewBox="0 0 1131 1580" svg:d="M1013 1491l118 89-567-1580-564 1580 114-85 136-68 148-46 161-17 161 13 153 46z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20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20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M_20_page_20_impaire_20__28_D_29_">
      <style:text-properties officeooo:rsid="0101a5c8" officeooo:paragraph-rsid="0101a5c8"/>
    </style:style>
    <style:style style:name="MP21" style:family="paragraph">
      <loext:graphic-properties draw:fill="solid" draw:fill-color="#7fb241"/>
    </style:style>
    <style:style style:name="MP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Header_20_M_20_page_20_paire_20__28_G_29_">
      <style:text-properties officeooo:rsid="0101a5c8" officeooo:paragraph-rsid="0101a5c8"/>
    </style:style>
    <style:style style:name="MP2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5" style:family="paragraph" style:parent-style-name="_5f_Footer_20_page_20_paire_20__28_G_29_">
      <style:text-properties officeooo:paragraph-rsid="013b50d8"/>
    </style:style>
    <style:style style:name="MP26" style:family="paragraph" style:parent-style-name="_5f_Header_20_M_20_page_20_impaire_20__28_D_29_">
      <style:text-properties officeooo:rsid="01035d0f" officeooo:paragraph-rsid="01035d0f"/>
    </style:style>
    <style:style style:name="MP27" style:family="paragraph" style:parent-style-name="_5f_Header_20_P_20_page_20_paire_20__28_G_29_">
      <style:text-properties officeooo:rsid="0107aa33" officeooo:paragraph-rsid="0107aa33"/>
    </style:style>
    <style:style style:name="MP28" style:family="paragraph">
      <loext:graphic-properties draw:fill="solid" draw:fill-color="#d62e4e"/>
    </style:style>
    <style:style style:name="MP2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1" style:family="paragraph" style:parent-style-name="_5f_Footer_20_page_20_paire_20__28_G_29_">
      <style:text-properties officeooo:paragraph-rsid="013c280e"/>
    </style:style>
    <style:style style:name="MP32" style:family="paragraph" style:parent-style-name="_5f_Header_20_P_20_page_20_paire_20__28_G_29_">
      <style:text-properties officeooo:rsid="0106b7af" officeooo:paragraph-rsid="0106b7af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4" style:family="paragraph" style:parent-style-name="_5f_Header_20_D_20_page_20_impaire_20__28_D_29_">
      <style:text-properties officeooo:rsid="00fe4814" officeooo:paragraph-rsid="00fe4814"/>
    </style:style>
    <style:style style:name="MP35" style:family="paragraph">
      <loext:graphic-properties draw:fill="solid" draw:fill-color="#9d0f89"/>
    </style:style>
    <style:style style:name="MP3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_5f_Header_20_D_20_page_20_paire_20__28_G_29_">
      <style:text-properties officeooo:paragraph-rsid="00fe4814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39" style:family="paragraph" style:parent-style-name="_5f_Footer_20_page_20_paire_20__28_G_29_">
      <style:text-properties officeooo:paragraph-rsid="0135ac9e"/>
    </style:style>
    <style:style style:name="MP40" style:family="paragraph" style:parent-style-name="_5f_Header_20_D_20_page_20_impaire_20__28_D_29_">
      <style:text-properties officeooo:rsid="0101821f" officeooo:paragraph-rsid="0101821f"/>
    </style:style>
    <style:style style:name="MP41" style:family="paragraph" style:parent-style-name="_5f_Header_20_D_20_page_20_paire_20__28_G_29_">
      <style:text-properties officeooo:rsid="0101821f" officeooo:paragraph-rsid="0101821f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43" style:family="paragraph" style:parent-style-name="_5f_Footer_20_page_20_paire_20__28_G_29_">
      <style:text-properties officeooo:paragraph-rsid="01397109"/>
    </style:style>
    <style:style style:name="M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5" style:family="paragraph">
      <loext:graphic-properties draw:fill="solid" draw:fill-color="#f99e06"/>
    </style:style>
    <style:style style:name="MP4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7" style:family="text">
      <style:text-properties fo:font-variant="small-caps" fo:color="#7fb241" loext:opacity="100%" style:font-name="Bitstream Vera Sans6" fo:font-size="16pt" fo:font-weight="bold"/>
    </style:style>
    <style:style style:name="MT8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9" style:family="text">
      <style:text-properties fo:font-size="16pt" officeooo:rsid="00fe4814" style:font-size-asian="16pt" style:font-size-complex="16pt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4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8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/text:p></draw:text-box></draw:frame><draw:line text:anchor-type="paragraph" draw:z-index="32" draw:name="Ligne_Entete_Impair_Numerique_2col" draw:style-name="Mgr3" draw:text-style-name="MP3" svg:x1="16.023cm" svg:y1="0.36cm" svg:x2="20.496cm" svg:y2="0.36cm"><text:p/></draw:line><draw:line text:anchor-type="paragraph" draw:z-index="36" draw:name="Ligne_Verticale_Impair_Numerique_2col" draw:style-name="Mgr3" draw:text-style-name="MP3" svg:x1="9.477cm" svg:y1="2.007cm" svg:x2="9.477cm" svg:y2="27.044cm"><text:p/></draw:line><draw:g text:anchor-type="paragraph" draw:z-index="3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Dépendance entre deux grandeurs</text:p>
      </style:header>
      <style:header-left>
        <text:p text:style-name="MP1"><draw:path text:anchor-type="paragraph" draw:z-index="25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3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35" draw:name="Ligne_Entete_Pair_Numerique_2col" draw:style-name="Mgr3" draw:text-style-name="MP3" svg:x1="16.023cm" svg:y1="0.36cm" svg:x2="20.496cm" svg:y2="0.36cm"><text:p/></draw:line><draw:line text:anchor-type="paragraph" draw:z-index="37" draw:name="Ligne_Verticale_Pair_Numerique_2col" draw:style-name="Mgr3" draw:text-style-name="MP3" svg:x1="9.477cm" svg:y1="2.007cm" svg:x2="9.477cm" svg:y2="27.044cm"><text:p/></draw:line><draw:g text:anchor-type="paragraph" draw:z-index="4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Dépendance entre deux grandeur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34"><draw:text-box fo:min-height="0.499cm" fo:min-width="5.126cm"><text:h text:style-name="MP6" text:outline-level="1">fonctions : initiation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onctions : initiation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4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1" draw:name="Ligne_Entete_Impair_Geometrie_1col" draw:style-name="Mgr7" draw:text-style-name="MP3" svg:x1="16.023cm" svg:y1="0.36cm" svg:x2="20.496cm" svg:y2="0.36cm"><text:p/></draw:line><draw:g text:anchor-type="paragraph" draw:z-index="5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4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0" draw:name="Ligne_Entete_Pair_Geometrie_1col" draw:style-name="Mgr7" draw:text-style-name="MP3" svg:x1="16.023cm" svg:y1="0.36cm" svg:x2="20.496cm" svg:y2="0.36cm"><text:p/></draw:line><draw:g text:anchor-type="paragraph" draw:z-index="6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4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2" draw:name="Ligne_Entete_Impair_Geometrie_2col" draw:style-name="Mgr7" draw:text-style-name="MP3" svg:x1="16.023cm" svg:y1="0.36cm" svg:x2="20.496cm" svg:y2="0.36cm"><text:p/></draw:line><draw:line text:anchor-type="paragraph" draw:z-index="104" draw:name="Ligne_Verticale_Impair_Geometrie_2col" draw:style-name="Mgr7" draw:text-style-name="MP3" svg:x1="9.477cm" svg:y1="1.949cm" svg:x2="9.477cm" svg:y2="26.986cm"><text:p/></draw:line><draw:g text:anchor-type="paragraph" draw:z-index="7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4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3" draw:name="Ligne_Entete_Pair_Geometrie_2col" draw:style-name="Mgr7" draw:text-style-name="MP3" svg:x1="16.023cm" svg:y1="0.36cm" svg:x2="20.496cm" svg:y2="0.36cm"><text:p/></draw:line><draw:line text:anchor-type="paragraph" draw:z-index="105" draw:name="Ligne_Verticale_Pair_Geometrie_2col" draw:style-name="Mgr7" draw:text-style-name="MP3" svg:x1="9.477cm" svg:y1="2.028cm" svg:x2="9.477cm" svg:y2="27.065cm"><text:p/></draw:line><draw:g text:anchor-type="paragraph" draw:z-index="8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9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2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i</text:span><text:span text:style-name="MT1">e </text:span></text:p></draw:text-box></draw:frame><draw:line text:anchor-type="paragraph" draw:z-index="58" draw:name="Ligne_Entete_Impair_Numerique_1col" draw:style-name="Mgr3" draw:text-style-name="MP3" svg:x1="16.023cm" svg:y1="0.36cm" svg:x2="20.496cm" svg:y2="0.36cm"><text:p/></draw:line><draw:g text:anchor-type="paragraph" draw:z-index="1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9"><draw:path text:anchor-type="paragraph" draw:z-index="40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1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9" draw:name="Ligne_Entete_Pair_Numerique_1col" draw:style-name="Mgr3" draw:text-style-name="MP3" svg:x1="16.023cm" svg:y1="0.36cm" svg:x2="20.496cm" svg:y2="0.36cm"><text:p/></draw:line><draw:g text:anchor-type="paragraph" draw:z-index="2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12" text:outline-level="1"><draw:frame draw:style-name="Mfr1" draw:name="Cadre_Pied_Impair_Numerique_1col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0"><draw:path text:anchor-type="paragraph" draw:z-index="68" draw:name="Fond_Num_Serie_Impair_Mesur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2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4" draw:name="Ligne_Entete_Impair_Mesures_1col" draw:style-name="Mgr11" draw:text-style-name="MP3" svg:x1="16.023cm" svg:y1="0.36cm" svg:x2="20.496cm" svg:y2="0.36cm"><text:p/></draw:line><draw:g text:anchor-type="paragraph" draw:z-index="13" draw:name="Fond_Num_Page_Impair_Mesures_1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>
      <style:header-left>
        <text:p text:style-name="MP23"><draw:path text:anchor-type="paragraph" draw:z-index="69" draw:name="Fond_Num_Serie_Pair_Mesur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3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5" draw:name="Ligne_Entete_Pair_Mesures_1col" draw:style-name="Mgr11" draw:text-style-name="MP3" svg:x1="16.023cm" svg:y1="0.36cm" svg:x2="20.496cm" svg:y2="0.36cm"><text:p/></draw:line><draw:g text:anchor-type="paragraph" draw:z-index="14" draw:name="Fond_Num_Page_Pair_Mesures_1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<text:span text:style-name="MT8">À </text:span><text:span text:style-name="MT7">compléter</text:span></text:p>
      </style:header-left>
      <style:footer>
        <text:h text:style-name="MP24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6"><draw:path text:anchor-type="paragraph" draw:z-index="70" draw:name="Fond_Num_Serie_Impair_Mesur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4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i</text:span><text:span text:style-name="MT1">e </text:span></text:p></draw:text-box></draw:frame><draw:line text:anchor-type="paragraph" draw:z-index="86" draw:name="Ligne_Entete_Impair_Mesures_2col" draw:style-name="Mgr11" draw:text-style-name="MP3" svg:x1="16.023cm" svg:y1="0.36cm" svg:x2="20.496cm" svg:y2="0.36cm"><text:p/></draw:line><draw:line text:anchor-type="paragraph" draw:z-index="108" draw:name="Ligne_Verticale_Impair_Mesures_2col" draw:style-name="Mgr11" draw:text-style-name="MP3" svg:x1="9.477cm" svg:y1="1.979cm" svg:x2="9.477cm" svg:y2="27.016cm"><text:p/></draw:line><draw:g text:anchor-type="paragraph" draw:z-index="15" draw:name="Fond_Num_Page_Impair_Mesures_2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<text:span text:style-name="MT8">À </text:span><text:span text:style-name="MT7">compléter</text:span></text:p>
      </style:header>
      <style:header-left>
        <text:p text:style-name="MP26"><draw:path text:anchor-type="paragraph" draw:z-index="71" draw:name="Fond_Num_Serie_Pair_Mesur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5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7" draw:name="Ligne_Entete_Pair_Mesures_2col" draw:style-name="Mgr11" draw:text-style-name="MP3" svg:x1="16.023cm" svg:y1="0.36cm" svg:x2="20.496cm" svg:y2="0.36cm"><text:p/></draw:line><draw:line text:anchor-type="paragraph" draw:z-index="109" draw:name="Ligne_Verticale_Pair_Mesures_2col" draw:style-name="Mgr11" draw:text-style-name="MP3" svg:x1="9.502cm" svg:y1="2.046cm" svg:x2="9.502cm" svg:y2="27.083cm"><text:p/></draw:line><draw:g text:anchor-type="paragraph" draw:z-index="16" draw:name="Fond_Num_Page_Pair_Mesures_2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-left>
      <style:footer>
        <text:h text:style-name="MP24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7"><draw:path text:anchor-type="paragraph" draw:z-index="78" draw:name="Fond_Num_Serie_Impair_Problemes_2col" draw:style-name="Mgr13" draw:text-style-name="MP28" svg:width="4.329cm" svg:height="2.24cm" svg:x="-1.499cm" svg:y="-1cm" svg:viewBox="0 0 4330 2241" svg:d="M0 2241l3984-288c209-15 363-168 345-342l-170-1611h-4159z"><text:p/></draw:path><draw:frame text:anchor-type="paragraph" draw:z-index="82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0" draw:name="Ligne_Entete_Impair_Problemes_2col" draw:style-name="Mgr14" draw:text-style-name="MP3" svg:x1="16.023cm" svg:y1="0.36cm" svg:x2="20.496cm" svg:y2="0.36cm"><text:p/></draw:line><draw:line text:anchor-type="paragraph" draw:z-index="110" draw:name="Ligne_Verticale_Impair_Problemes_2col" draw:style-name="Mgr14" draw:text-style-name="MP3" svg:x1="9.477cm" svg:y1="1.919cm" svg:x2="9.477cm" svg:y2="26.956cm"><text:p/></draw:line><draw:g text:anchor-type="paragraph" draw:z-index="18" draw:name="Fond_Num_Page_Impair_Problemes_2col" draw:style-name="Mgr4"><draw:path draw:style-name="Mgr15" draw:text-style-name="MP2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7"><draw:path text:anchor-type="paragraph" draw:z-index="79" draw:name="Fond_Num_Serie_Pair_Problemes_2col" draw:style-name="Mgr13" draw:text-style-name="MP28" svg:width="4.329cm" svg:height="2.24cm" svg:x="-1.499cm" svg:y="-1cm" svg:viewBox="0 0 4330 2241" svg:d="M0 2241l3984-288c209-15 363-168 345-342l-170-1611h-4159z"><text:p/></draw:path><draw:frame text:anchor-type="paragraph" draw:z-index="83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1" draw:name="Ligne_Entete_Pair_Problemes_2col" draw:style-name="Mgr14" draw:text-style-name="MP3" svg:x1="16.023cm" svg:y1="0.36cm" svg:x2="20.496cm" svg:y2="0.36cm"><text:p/></draw:line><draw:line text:anchor-type="paragraph" draw:z-index="111" draw:name="Ligne_Verticale_Pair_Problemes_2col" draw:style-name="Mgr14" draw:text-style-name="MP3" svg:x1="9.47cm" svg:y1="2.055cm" svg:x2="9.47cm" svg:y2="27.092cm"><text:p/></draw:line><draw:g text:anchor-type="paragraph" draw:z-index="19" draw:name="Fond_Num_Page_Pair_Problemes_2col" draw:style-name="Mgr4"><draw:path draw:style-name="Mgr15" draw:text-style-name="MP2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0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76" draw:name="Fond_Num_Serie_Impair_Problemes_1col" draw:style-name="Mgr13" draw:text-style-name="MP28" svg:width="4.329cm" svg:height="2.24cm" svg:x="-1.499cm" svg:y="-1cm" svg:viewBox="0 0 4330 2241" svg:d="M0 2241l3984-288c209-15 363-168 345-342l-170-1611h-4159z"><text:p/></draw:path><draw:frame text:anchor-type="paragraph" draw:z-index="80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8" draw:name="Ligne_Entete_Impair_Problemes_1col" draw:style-name="Mgr14" draw:text-style-name="MP3" svg:x1="16.023cm" svg:y1="0.36cm" svg:x2="20.496cm" svg:y2="0.36cm"><text:p/></draw:line><draw:g text:anchor-type="paragraph" draw:z-index="17" draw:name="Fond_Num_Page_Impair_Problemes_1col" draw:style-name="Mgr4"><draw:path draw:style-name="Mgr15" draw:text-style-name="MP2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77" draw:name="Fond_Num_Serie_Pair_Problemes_1col" draw:style-name="Mgr13" draw:text-style-name="MP28" svg:width="4.329cm" svg:height="2.24cm" svg:x="-1.499cm" svg:y="-1cm" svg:viewBox="0 0 4330 2241" svg:d="M0 2241l3984-288c209-15 363-168 345-342l-170-1611h-4159z"><text:p/></draw:path><draw:frame text:anchor-type="paragraph" draw:z-index="81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9" draw:name="Ligne_Entete_Pair_Problemes_1col" draw:style-name="Mgr14" draw:text-style-name="MP3" svg:x1="16.023cm" svg:y1="0.36cm" svg:x2="20.496cm" svg:y2="0.36cm"><text:p/></draw:line><draw:g text:anchor-type="paragraph" draw:z-index="0" draw:name="Fond_Num_Page_Pair_Problemes_1col" draw:style-name="Mgr4"><draw:path draw:style-name="Mgr15" draw:text-style-name="MP2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3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34"><draw:path text:anchor-type="paragraph" draw:z-index="51" draw:name="Fond_Num_Serie_Impair_Donnees_1col" draw:style-name="Mgr16" draw:text-style-name="MP35" svg:width="4.329cm" svg:height="2.24cm" svg:x="-1.499cm" svg:y="-1cm" svg:viewBox="0 0 4330 2241" svg:d="M0 2241l3984-288c209-15 363-168 345-342l-170-1611h-4159z"><text:p/></draw:path><draw:frame text:anchor-type="paragraph" draw:z-index="5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5" draw:name="Ligne_Entete_Impair_Donnees_1col" draw:style-name="Mgr17" draw:text-style-name="MP3" svg:x1="16.023cm" svg:y1="0.36cm" svg:x2="20.496cm" svg:y2="0.36cm"><text:p/></draw:line><draw:g text:anchor-type="paragraph" draw:z-index="10" draw:name="Fond_Num_Page_Impair_Donnees_1col" draw:style-name="Mgr4"><draw:path draw:style-name="Mgr18" draw:text-style-name="MP3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7"><draw:path text:anchor-type="paragraph" draw:z-index="52" draw:name="Fond_Num_Serie_Pair_Donnees_1col" draw:style-name="Mgr16" draw:text-style-name="MP35" svg:width="4.329cm" svg:height="2.24cm" svg:x="-1.499cm" svg:y="-1cm" svg:viewBox="0 0 4330 2241" svg:d="M0 2241l3984-288c209-15 363-168 345-342l-170-1611h-4159z"><text:p/></draw:path><draw:frame text:anchor-type="paragraph" draw:z-index="5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4" draw:name="Ligne_Entete_Pair_Donnees_1col" draw:style-name="Mgr17" draw:text-style-name="MP3" svg:x1="16.023cm" svg:y1="0.36cm" svg:x2="20.496cm" svg:y2="0.36cm"><text:p/></draw:line><draw:g text:anchor-type="paragraph" draw:z-index="11" draw:name="Fond_Num_Page_Pair_Donnees_1col" draw:style-name="Mgr4"><draw:path draw:style-name="Mgr18" draw:text-style-name="MP36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9">À compléter</text:span></text:span></text:p>
      </style:header-left>
      <style:footer>
        <text:h text:style-name="MP38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3" draw:style-name="Mdp1">
      <style:header>
        <text:p text:style-name="MP40"><draw:path text:anchor-type="paragraph" draw:z-index="55" draw:name="Fond_Num_Serie_Impair_Donnees_2col" draw:style-name="Mgr16" draw:text-style-name="MP35" svg:width="4.329cm" svg:height="2.24cm" svg:x="-1.499cm" svg:y="-1cm" svg:viewBox="0 0 4330 2241" svg:d="M0 2241l3984-288c209-15 363-168 345-342l-170-1611h-4159z"><text:p/></draw:path><draw:frame text:anchor-type="paragraph" draw:z-index="56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6" draw:name="Ligne_Entete_Impair_Donnees_2col" draw:style-name="Mgr17" draw:text-style-name="MP3" svg:x1="16.023cm" svg:y1="0.36cm" svg:x2="20.496cm" svg:y2="0.36cm"><text:p/></draw:line><draw:line text:anchor-type="paragraph" draw:z-index="106" draw:name="Ligne_Verticale_Impair_Donnees_2col" draw:style-name="Mgr17" draw:text-style-name="MP3" svg:x1="9.477cm" svg:y1="2.007cm" svg:x2="9.477cm" svg:y2="27.044cm"><text:p/></draw:line><draw:g text:anchor-type="paragraph" draw:z-index="9" draw:name="Fond_Num_Page_Impair_Donnees_2col" draw:style-name="Mgr4"><draw:path draw:style-name="Mgr18" draw:text-style-name="MP3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1"><draw:path text:anchor-type="paragraph" draw:z-index="31" draw:name="Fond_Num_Serie_Pair_Donnees_2col" draw:style-name="Mgr16" draw:text-style-name="MP35" svg:width="4.329cm" svg:height="2.24cm" svg:x="-1.499cm" svg:y="-1cm" svg:viewBox="0 0 4330 2241" svg:d="M0 2241l3984-288c209-15 363-168 345-342l-170-1611h-4159z"><text:p/></draw:path><draw:frame text:anchor-type="paragraph" draw:z-index="57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7" draw:name="Ligne_Entete_Pair_Donnees_2col" draw:style-name="Mgr17" draw:text-style-name="MP3" svg:x1="16.023cm" svg:y1="0.36cm" svg:x2="20.496cm" svg:y2="0.36cm"><text:p/></draw:line><draw:line text:anchor-type="paragraph" draw:z-index="107" draw:name="Ligne_Verticale_Pair_Donnees_2col" draw:style-name="Mgr17" draw:text-style-name="MP3" svg:x1="9.533cm" svg:y1="1.949cm" svg:x2="9.533cm" svg:y2="26.986cm"><text:p/></draw:line><draw:g text:anchor-type="paragraph" draw:z-index="12" draw:name="Fond_Num_Page_Pair_Donnees_2col" draw:style-name="Mgr4"><draw:path draw:style-name="Mgr18" draw:text-style-name="MP3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2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4"><draw:path text:anchor-type="paragraph" draw:z-index="96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2" draw:name="Ligne_Entete_Impair_Programmation_1col" draw:style-name="Mgr20" draw:text-style-name="MP3" svg:x1="16.023cm" svg:y1="0.36cm" svg:x2="20.496cm" svg:y2="0.36cm"><text:p/></draw:line><draw:frame text:anchor-type="paragraph" draw:z-index="100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0" draw:name="Fond_Num_Page_Impair_Programmation_1col" draw:style-name="Mgr4"><draw:path draw:style-name="Mgr21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4"><draw:path text:anchor-type="paragraph" draw:z-index="97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3" draw:name="Ligne_Entete_Pair_Programmation_1col" draw:style-name="Mgr20" draw:text-style-name="MP3" svg:x1="16.023cm" svg:y1="0.36cm" svg:x2="20.496cm" svg:y2="0.36cm"><text:p/></draw:line><draw:frame text:anchor-type="paragraph" draw:z-index="101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1" draw:name="Fond_Num_Page_Pair_Programmation_1col" draw:style-name="Mgr4"><draw:path draw:style-name="Mgr21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9"><draw:path text:anchor-type="paragraph" draw:z-index="98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4" draw:name="Ligne_Entete_Impair_Programmation_2col" draw:style-name="Mgr20" draw:text-style-name="MP3" svg:x1="16.023cm" svg:y1="0.36cm" svg:x2="20.496cm" svg:y2="0.36cm"><text:p/></draw:line><draw:frame text:anchor-type="paragraph" draw:z-index="102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Verticale_Impair_Programmation_2col" draw:style-name="Mgr20" draw:text-style-name="MP3" svg:x1="9.477cm" svg:y1="2.065cm" svg:x2="9.477cm" svg:y2="27.102cm"><text:p/></draw:line><draw:g text:anchor-type="paragraph" draw:z-index="22" draw:name="Fond_Num_Page_Impair_Programmation_2col" draw:style-name="Mgr4"><draw:path draw:style-name="Mgr21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9"><draw:path text:anchor-type="paragraph" draw:z-index="99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5" draw:name="Ligne_Entete_Pair_Programmation_2col" draw:style-name="Mgr20" draw:text-style-name="MP3" svg:x1="16.023cm" svg:y1="0.36cm" svg:x2="20.496cm" svg:y2="0.36cm"><text:p/></draw:line><draw:frame text:anchor-type="paragraph" draw:z-index="103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3" draw:name="Ligne_Verticale_Pair_Programmation_2col" draw:style-name="Mgr20" draw:text-style-name="MP3" svg:x1="9.47cm" svg:y1="1.937cm" svg:x2="9.47cm" svg:y2="26.974cm"><text:p/></draw:line><draw:g text:anchor-type="paragraph" draw:z-index="23" draw:name="Fond_Num_Page_Pair_Programmation_2col" draw:style-name="Mgr4"><draw:path draw:style-name="Mgr21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meta:editing-duration>PT2H16M7S</meta:editing-duration>
    <meta:editing-cycles>14</meta:editing-cycles>
    <meta:initial-creator>M. KHARROUBI</meta:initial-creator>
    <meta:creation-date>2022-12-25T22:37:45.634000000</meta:creation-date>
    <dc:date>2024-06-19T10:19:00.809293904</dc:date>
    <meta:document-statistic meta:table-count="0" meta:image-count="0" meta:object-count="0" meta:page-count="1" meta:paragraph-count="127" meta:word-count="509" meta:character-count="2755" meta:non-whitespace-character-count="2302"/>
    <meta:template xlink:type="simple" xlink:actuate="onRequest" xlink:title="Modele_Cahier" xlink:href="../../../../../../Modele_Cahier.ott" meta:date="2024-04-28T17:31:58.351754263"/>
  </office:meta>
</office:document-meta>
</file>